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solid" style:text-underline-type="double" style:text-underline-width="auto" style:text-underline-color="font-color"/>
    </style:style>
    <style:style style:name="T1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1">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225</meta:editing-cycles>
    <dc:date>2012-10-27T14:19:11</dc:date>
    <meta:editing-duration>P14DT10H55M39S</meta:editing-duration>
    <meta:document-statistic meta:table-count="0" meta:image-count="0" meta:object-count="0" meta:page-count="1" meta:paragraph-count="1776" meta:word-count="19762" meta:character-count="110663" meta:non-whitespace-character-count="90923"/>
  </office:meta>
</office:document-meta>
</file>